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'Liberation Sans', FreeSans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011d0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505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bf1d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60d78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11d0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60d7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0bf1d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paragraph-rsid="00050532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weight="bold" officeooo:paragraph-rsid="00050532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weight="bold" officeooo:paragraph-rsid="00050532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weight="bold" officeooo:paragraph-rsid="000bf1d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11d0b" officeooo:paragraph-rsid="00011d0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11d0b" officeooo:paragraph-rsid="00011d0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11d0b" officeooo:paragraph-rsid="00011d0b" style:font-weight-asian="bold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bold" officeooo:paragraph-rsid="000bf1d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91790" officeooo:paragraph-rsid="0009179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bf1d8" officeooo:paragraph-rsid="000bf1d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2dad3" officeooo:paragraph-rsid="00011d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2dad3" officeooo:paragraph-rsid="0002dad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4a946" officeooo:paragraph-rsid="0004a94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50532" officeooo:paragraph-rsid="00011d0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50532" officeooo:paragraph-rsid="0005053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60d78" officeooo:paragraph-rsid="00060d7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60d78" officeooo:paragraph-rsid="0007174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7174a" officeooo:paragraph-rsid="0007174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85cc6" officeooo:paragraph-rsid="00085cc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85cc6" officeooo:paragraph-rsid="00011d0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91790" officeooo:paragraph-rsid="00011d0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a0d89" officeooo:paragraph-rsid="00011d0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a0d89" officeooo:paragraph-rsid="000a0d8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bf1d8" officeooo:paragraph-rsid="000bf1d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444444" style:font-name="Liberation Serif" fo:font-size="12.75pt" fo:letter-spacing="normal" fo:font-style="normal" fo:font-weight="normal" officeooo:rsid="00050532" officeooo:paragraph-rsid="0005053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444444" style:font-name="Helvetica Neue" fo:font-size="12.75pt" fo:letter-spacing="normal" fo:font-style="normal" fo:font-weight="normal" officeooo:rsid="00050532" officeooo:paragraph-rsid="0005053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.75pt" fo:letter-spacing="normal" fo:font-style="normal" fo:font-weight="normal" officeooo:rsid="00050532" officeooo:paragraph-rsid="0005053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.75pt" fo:letter-spacing="normal" fo:font-style="normal" fo:font-weight="normal" officeooo:rsid="00060d78" officeooo:paragraph-rsid="0005053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.75pt" fo:letter-spacing="normal" fo:font-style="normal" fo:font-weight="normal" officeooo:rsid="00060d78" officeooo:paragraph-rsid="00060d78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0bf1d8" officeooo:paragraph-rsid="000bf1d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0bf1d8" officeooo:paragraph-rsid="000bf1d8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04a946" officeooo:paragraph-rsid="0004a946"/>
    </style:style>
    <style:style style:name="P40" style:family="paragraph" style:parent-style-name="Table_20_Contents" style:list-style-name="L2">
      <style:paragraph-properties fo:text-align="start" style:justify-single-word="false"/>
      <style:text-properties officeooo:rsid="0004a946" officeooo:paragraph-rsid="0004a946"/>
    </style:style>
    <style:style style:name="P41" style:family="paragraph" style:parent-style-name="Table_20_Contents" style:list-style-name="L3">
      <style:paragraph-properties fo:text-align="start" style:justify-single-word="false"/>
      <style:text-properties officeooo:rsid="0004a946" officeooo:paragraph-rsid="0004a946"/>
    </style:style>
    <style:style style:name="T1" style:family="text">
      <style:text-properties officeooo:rsid="00011d0b"/>
    </style:style>
    <style:style style:name="T2" style:family="text">
      <style:text-properties officeooo:rsid="0002dad3"/>
    </style:style>
    <style:style style:name="T3" style:family="text">
      <style:text-properties officeooo:rsid="00050532"/>
    </style:style>
    <style:style style:name="T4" style:family="text">
      <style:text-properties fo:font-variant="normal" fo:text-transform="none" fo:color="#444444" fo:font-size="12.75pt" fo:letter-spacing="normal" fo:font-style="normal" officeooo:rsid="00050532"/>
    </style:style>
    <style:style style:name="T5" style:family="text">
      <style:text-properties fo:font-variant="normal" fo:text-transform="none" fo:font-size="12.75pt" fo:letter-spacing="normal" fo:font-style="normal" fo:font-weight="normal" officeooo:rsid="00050532" style:font-weight-asian="normal" style:font-weight-complex="normal"/>
    </style:style>
    <style:style style:name="T6" style:family="text">
      <style:text-properties fo:font-variant="normal" fo:text-transform="none" fo:font-size="12.75pt" fo:letter-spacing="normal" fo:font-style="normal" fo:font-weight="normal" officeooo:rsid="00060d78" style:font-weight-asian="normal" style:font-weight-complex="normal"/>
    </style:style>
    <style:style style:name="T7" style:family="text">
      <style:text-properties fo:font-variant="normal" fo:text-transform="none" fo:font-size="12.75pt" fo:letter-spacing="normal" fo:font-style="normal" fo:font-weight="normal" officeooo:rsid="000bf1d8" style:font-weight-asian="normal" style:font-weight-complex="normal"/>
    </style:style>
    <style:style style:name="T8" style:family="text">
      <style:text-properties fo:font-variant="normal" fo:text-transform="none" fo:font-size="12.75pt" fo:letter-spacing="normal" fo:font-style="normal" officeooo:rsid="00050532" style:font-weight-asian="bold" style:font-weight-complex="bold"/>
    </style:style>
    <style:style style:name="T9" style:family="text">
      <style:text-properties officeooo:rsid="00050532" style:font-weight-asian="normal" style:font-weight-complex="normal"/>
    </style:style>
    <style:style style:name="T10" style:family="text">
      <style:text-properties fo:font-weight="normal" officeooo:rsid="00050532" style:font-weight-asian="normal" style:font-weight-complex="normal"/>
    </style:style>
    <style:style style:name="T11" style:family="text">
      <style:text-properties fo:font-weight="normal" officeooo:rsid="00060d78" style:font-weight-asian="normal" style:font-weight-complex="normal"/>
    </style:style>
    <style:style style:name="T12" style:family="text">
      <style:text-properties fo:font-weight="normal" officeooo:rsid="0007174a" style:font-weight-asian="normal" style:font-weight-complex="normal"/>
    </style:style>
    <style:style style:name="T13" style:family="text">
      <style:text-properties fo:font-weight="normal" officeooo:rsid="00085cc6" style:font-weight-asian="normal" style:font-weight-complex="normal"/>
    </style:style>
    <style:style style:name="T14" style:family="text">
      <style:text-properties fo:font-weight="normal" officeooo:rsid="00091790" style:font-weight-asian="normal" style:font-weight-complex="normal"/>
    </style:style>
    <style:style style:name="T15" style:family="text">
      <style:text-properties fo:font-weight="normal" officeooo:rsid="000a0d89" style:font-weight-asian="normal" style:font-weight-complex="normal"/>
    </style:style>
    <style:style style:name="T16" style:family="text">
      <style:text-properties fo:font-weight="normal" officeooo:rsid="000bf1d8" style:font-weight-asian="normal" style:font-weight-complex="normal"/>
    </style:style>
    <style:style style:name="T17" style:family="text">
      <style:text-properties fo:font-weight="bold" officeooo:rsid="000bf1d8" style:font-weight-asian="bold" style:font-weight-complex="bold"/>
    </style:style>
    <style:style style:name="T18" style:family="text">
      <style:text-properties officeooo:rsid="00060d78"/>
    </style:style>
    <style:style style:name="T19" style:family="text">
      <style:text-properties officeooo:rsid="0007174a"/>
    </style:style>
    <style:style style:name="T20" style:family="text">
      <style:text-properties officeooo:rsid="000bf1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nsaje <text:s/>a las siete iglesias</text:p>
      <text:p text:style-name="P12"/>
      <text:p text:style-name="P12"/>
      <text:p text:style-name="P13">Introducción</text:p>
      <text:p text:style-name="P13"/>
      <text:p text:style-name="P13">Contenido</text:p>
      <text:list xml:id="list1947123523116382707" text:style-name="L1">
        <text:list-item>
          <text:p text:style-name="P14">Mensaje a Efeso</text:p>
          <text:p text:style-name="P14"/>
        </text:list-item>
      </text:list>
      <text:p text:style-name="P5"><text:span text:style-name="T1"><text:tab/></text:span><text:span text:style-name="T2">Efeso era la ciuda mas importante de la provincia romana de Asia menor a la fecha es la actual Turquia, era un centro comercial debido al puerto que poseia y a la rutas comerciales que interconectaba. </text:span></text:p>
      <text:p text:style-name="P18"/>
      <text:p text:style-name="P19">Fue el centrol religioso de anatolia después de Artemisa de Grecia y de la diosa Diana latina; poseia templos de adoración a los emperadores romanos y el templo de Artemisa que fue una de las siete maravillas del mundo antiguo. Las sacerdotisas de este templo practicaba <text:s/>la prostitución sagrada, danzas lesbicas y otra serie de lujuria, era un pueblo entregado a la lujuria.</text:p>
      <text:p text:style-name="P19"/>
      <text:p text:style-name="P20">En medio de la oscuridad estaba la luz y esa era la iglesia de Efeso entonces el señor envio una de sus cartas a esta iglesia:</text:p>
      <text:p text:style-name="P20"/>
      <text:p text:style-name="P20">Escribe <text:s/>al ángel de la iglesia en Efeso: El que tiene las siete estrellas en su diestra, el que anda en medio de los siete candeleros de oro, dice esto:</text:p>
      <text:p text:style-name="P20"/>
      <text:p text:style-name="P20">Leamos: Apocalipsis 2:1-7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Positivo</text:p>
          </table:table-cell>
          <table:table-cell table:style-name="Table1.B1" office:value-type="string">
            <text:p text:style-name="P39">Negativo</text:p>
          </table:table-cell>
        </table:table-row>
        <table:table-row>
          <table:table-cell table:style-name="Table1.A2" office:value-type="string">
            <text:list xml:id="list7016420290518495616" text:style-name="L2">
              <text:list-item>
                <text:p text:style-name="P40">Trabajadora</text:p>
              </text:list-item>
              <text:list-item>
                <text:p text:style-name="P40">Buenas obras</text:p>
              </text:list-item>
              <text:list-item>
                <text:p text:style-name="P40">Intransigente con el pecado</text:p>
              </text:list-item>
              <text:list-item>
                <text:p text:style-name="P40">Tenaz</text:p>
              </text:list-item>
              <text:list-item>
                <text:p text:style-name="P40">Sincera</text:p>
              </text:list-item>
              <text:list-item>
                <text:p text:style-name="P40">Perseverante</text:p>
              </text:list-item>
              <text:list-item>
                <text:p text:style-name="P40">Repudiaba el libertinaje (Nicolaitas)</text:p>
              </text:list-item>
              <text:list-item>
                <text:p text:style-name="P40"/>
              </text:list-item>
            </text:list>
          </table:table-cell>
          <table:table-cell table:style-name="Table1.B2" office:value-type="string">
            <text:p text:style-name="P39">Haz dejado tu primer amor</text:p>
            <text:p text:style-name="P39"/>
            <text:p text:style-name="P39">Primer amor es Cristo</text:p>
            <text:p text:style-name="P39"/>
            <text:p text:style-name="P39"/>
          </table:table-cell>
        </table:table-row>
      </table:table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39">Actitudes al dejar tu primer amor</text:p>
          </table:table-cell>
        </table:table-row>
        <table:table-row>
          <table:table-cell table:style-name="Table2.A2" office:value-type="string">
            <text:list xml:id="list2741542811330302364" text:style-name="L3">
              <text:list-item>
                <text:p text:style-name="P41">Volverse religioso</text:p>
              </text:list-item>
              <text:list-item>
                <text:p text:style-name="P41">Sin comunión con Dios</text:p>
              </text:list-item>
              <text:list-item>
                <text:p text:style-name="P41">Palabras inapropiadas</text:p>
              </text:list-item>
              <text:list-item>
                <text:p text:style-name="P41">Pudo mas la carne que tu espiritu</text:p>
              </text:list-item>
              <text:list-item>
                <text:p text:style-name="P41">Critica demasiado</text:p>
              </text:list-item>
              <text:list-item>
                <text:p text:style-name="P41">Sirves sin amar2</text:p>
              </text:list-item>
              <text:list-item>
                <text:p text:style-name="P41">Todo rutinario</text:p>
              </text:list-item>
            </text:list>
          </table:table-cell>
        </table:table-row>
      </table:table>
      <text:p text:style-name="P20"/>
      <text:p text:style-name="P8"><text:span text:style-name="T9">V5 </text:span><text:span text:style-name="T4">Recuerda, por tanto, de dónde has caído, y arrepiéntete, y haz las primeras obras; pues si no, vendré pronto a ti, y quitaré tu candelero de su lugar, si no te hubieres arrepentido</text:span></text:p>
      <text:p text:style-name="P32"/>
      <text:p text:style-name="P32">Promesa (vida eterna)</text:p>
      <text:p text:style-name="P32">V7 El que tiene oído, oiga lo que el Espíritu dice a las iglesias. Al que venciere, le daré a comer del árbol de la vida, el cual está en medio del paraíso de Dios.</text:p>
      <text:list xml:id="list809375702" text:continue-list="list1947123523116382707" text:style-name="L1">
        <text:list-item>
          <text:p text:style-name="P14"><text:soft-page-break/>Mensaje a Esmirna</text:p>
        </text:list-item>
      </text:list>
      <text:p text:style-name="P13"/>
      <text:p text:style-name="P1"><text:span text:style-name="T1"><text:tab/></text:span><text:span text:style-name="T10">Esmirna pertenecia a la antigua ruta comercial , tenia centro de adoración al emperador y a la actualidad se le conoce como Izmir</text:span></text:p>
      <text:p text:style-name="P21"/>
      <text:p text:style-name="P22">Leamos Apocalipsis 2:8-11</text:p>
      <text:p text:style-name="P22"/>
      <text:p text:style-name="P2"><text:span text:style-name="T10"><text:tab/>Entre las cualidades de esta iglesia son: </text:span><text:span text:style-name="T3">paciencia, riqueza espiritual y fidelidad</text:span><text:span text:style-name="T10"> la cual debería ser inquebrantable (V9-10)</text:span></text:p>
      <text:p text:style-name="P22"/>
      <text:p text:style-name="P22"/>
      <text:p text:style-name="P22">Era una iglesia con tribulación: </text:p>
      <text:p text:style-name="P9"><text:span text:style-name="T10">V10: </text:span><text:span text:style-name="T5">No temas en nada lo que vas a padecer. He aquí, el diablo echará a algunos de vosotros en la cárcel, para que seáis probados, y tendréis tribulación por diez días.</text:span><text:span text:style-name="T8"> Sé fiel hasta la muerte, y yo te daré la corona de la vida.</text:span></text:p>
      <text:p text:style-name="P34"/>
      <text:p text:style-name="P10"><text:span text:style-name="T6">Nota</text:span><text:span text:style-name="T5">: <text:s/></text:span><text:span text:style-name="T6">Juan 16:33 Estas cosas os he hablado para que en mí tengáis paz. En el mundo tendréis aflicción; pero confiad, yo he vencido al mundo.</text:span></text:p>
      <text:p text:style-name="P35"/>
      <text:p text:style-name="P36">Promesa: Al que venciere se le promete ser exentos de la condenación eterna, es decir, la preservación de su salvación</text:p>
      <text:p text:style-name="P35"/>
      <text:p text:style-name="P33"/>
      <text:list xml:id="list1806889495" text:continue-numbering="true" text:style-name="L1">
        <text:list-item>
          <text:p text:style-name="P14">Mensaje a Pérgamo</text:p>
        </text:list-item>
      </text:list>
      <text:p text:style-name="P13"/>
      <text:p text:style-name="P23">En Pérgamo se construyo el primer templo del culto imperial romano, era un foco de curanderismo, <text:s/>por esto lo llama la ciuda donde mora Satanás y tenia complejos de culto a Zeus, Atanea, Dionisio y Aclepio.</text:p>
      <text:p text:style-name="P23"/>
      <text:p text:style-name="P23">Trujillo esta lejano a eso? Cuantos patrones de ciudades?, virgenes? Etc etc</text:p>
      <text:p text:style-name="P23"/>
      <text:p text:style-name="P25">Leamos Apocalipsis 2:12-17</text:p>
      <text:p text:style-name="P25"/>
      <text:p text:style-name="P24">El problema de esta iglesia era la tergiversación de la doctrina y la ética.</text:p>
      <text:p text:style-name="P24"/>
      <text:p text:style-name="P25">Retener la <text:s/>doctrina de Balaam <text:s/>genera tropiezo , infediidad, paganismo, anitgua vida </text:p>
      <text:p text:style-name="P25">Aún retienen todo lo malo sobre ellos y no hacen nada para cambiarlo,como la fornicación etc etc</text:p>
      <text:p text:style-name="P25"/>
      <text:p text:style-name="P25">El señor les Amonesta:</text:p>
      <text:p text:style-name="P25"/>
      <text:p text:style-name="P25">Si permites estos desbandos traerás juicio contra los herejes y contra la iglesia <text:s/></text:p>
      <text:p text:style-name="P23"/>
      <text:p text:style-name="P6"><text:span text:style-name="T19">Promesa</text:span><text:span text:style-name="T18">:</text:span></text:p>
      <text:p text:style-name="P4"><text:span text:style-name="T11"><text:tab/>- <text:s/></text:span><text:span text:style-name="T12">V17 </text:span><text:span text:style-name="T19">Al que venciere, daré a comer del maná escondido (comunión intima con Cristo), y le daré una piedrecita blanca, y en la piedrecita escrito un nombre nuevo, el cual ninguno conoce sino aquel que lo recibe. (aprobación y el tiempo del cristiano ante Dios)</text:span></text:p>
      <text:p text:style-name="P23"/>
      <text:p text:style-name="P23"/>
      <text:list xml:id="list1029621524" text:continue-numbering="true" text:style-name="L1">
        <text:list-item>
          <text:p text:style-name="P14">Mensaje a Tiatira</text:p>
        </text:list-item>
      </text:list>
      <text:p text:style-name="P13"/>
      <text:p text:style-name="P26">Era una ciudad comercial, en la que predominan los gremios o sindicatos de trabajadores</text:p>
      <text:p text:style-name="P26"/>
      <text:p text:style-name="P26"><text:soft-page-break/>Leamos Apocalipsis 2: 18-24</text:p>
      <text:p text:style-name="P26"/>
      <text:p text:style-name="P26">Tiene un quinteto de virtudes: amor, fe, servicio, paciencia y progreso V19.</text:p>
      <text:p text:style-name="P26"/>
      <text:p text:style-name="P26">Lo malo que tenia era que toleraba falsas profesias, pecado e idolatria , su falsa lider Jesabel por querer hacer un nexo entre la sociedad y la iglesia hizo que cayeran; y la unica solución era arrepentirse pero no quizo entonce el señor le envio enfermedad.</text:p>
      <text:p text:style-name="P26"/>
      <text:p text:style-name="P26">El señor habla al grupo que no se mezclo con esa doctrina les da la promesa:</text:p>
      <text:p text:style-name="P26">Apocalipsis 2:24-29</text:p>
      <text:p text:style-name="P26"/>
      <text:p text:style-name="P26">25: retener lo que te di(ES)</text:p>
      <text:p text:style-name="P26"/>
      <text:p text:style-name="P26"/>
      <text:p text:style-name="P26">La recompesa será ejercer autoridad durante el gobierno termpora de Cristo sobre las naciones <text:s/>y gozar de la presencia de Cristo </text:p>
      <text:p text:style-name="P26"/>
      <text:p text:style-name="P26">leer 26-27</text:p>
      <text:p text:style-name="P26"/>
      <text:list xml:id="list31301348" text:continue-numbering="true" text:style-name="L1">
        <text:list-item>
          <text:p text:style-name="P14">Mensaje a Sardis</text:p>
        </text:list-item>
      </text:list>
      <text:p text:style-name="P13"/>
      <text:p text:style-name="P1"><text:span text:style-name="T1"><text:tab/></text:span><text:span text:style-name="T13">El señor se presenta aquí como aquel que posee la plenitud del espiritu santo</text:span></text:p>
      <text:p text:style-name="P27"/>
      <text:p text:style-name="P1"><text:span text:style-name="T13"><text:tab/></text:span><text:span text:style-name="T14">Señores esta iglesia es un muerto viviente (muerte espiritual y <text:s/>en la mediocridad de la conducta), leamos apocalipsis 3:1-6</text:span></text:p>
      <text:p text:style-name="P28"/>
      <text:p text:style-name="P28"><text:tab/>Esta iglesia se perdio casi por total por que no guardaron lo que el señor les dio</text:p>
      <text:p text:style-name="P28"/>
      <text:p text:style-name="P28"><text:tab/>Lo unico rescatable es los valientes que se antepusieron y prefierieron la santidad </text:p>
      <text:p text:style-name="P28"/>
      <text:p text:style-name="P28"><text:tab/>Solución es arrepentirse y despertará pq andaban zombies</text:p>
      <text:p text:style-name="P28"><text:tab/></text:p>
      <text:p text:style-name="P16"><text:tab/>Promesa</text:p>
      <text:p text:style-name="P28"/>
      <text:p text:style-name="P28"><text:tab/>V5 <text:s/>El que venciere será vestido de vestiduras blancas; y no borraré su nombre del libro de la vida, y confesaré su nombre delante de mi Padre, y delante de sus ángeles.</text:p>
      <text:p text:style-name="P28"/>
      <text:list xml:id="list1775503729" text:continue-numbering="true" text:style-name="L1">
        <text:list-item>
          <text:p text:style-name="P14">Mensaje a Filadelfia</text:p>
        </text:list-item>
      </text:list>
      <text:p text:style-name="P13"/>
      <text:p text:style-name="P1"><text:span text:style-name="T1"><text:tab/></text:span><text:span text:style-name="T14">Filadelfia era una ciuda propensa a los terremotos , </text:span><text:span text:style-name="T15">entre las cualidades que presentan son: la obediencia a Jesuscristo y la confesión de su nombre (Leer 3:7-8) </text:span></text:p>
      <text:p text:style-name="P29"/>
      <text:p text:style-name="P30">Recompesa del señor V10, <text:s/>nos guarda nos significa que nos va a librar o sacar de la gran tribulación </text:p>
      <text:p text:style-name="P30"/>
      <text:p text:style-name="P30">V11 reten lo que tienes aun en la tribulación y en todo momento.</text:p>
      <text:p text:style-name="P30"/>
      <text:p text:style-name="P30">La promesa para los vencedores es: V12-13</text:p>
      <text:p text:style-name="P30"/>
      <text:p text:style-name="P30">1.-serán columnas permanentes en el templo de Dios</text:p>
      <text:p text:style-name="P30"/>
      <text:p text:style-name="P30">2. Tendrán registrados los nombres </text:p>
      <text:list xml:id="list60097888" text:continue-numbering="true" text:style-name="L1">
        <text:list-item>
          <text:p text:style-name="P14"><text:soft-page-break/>Mensaje a Laodisea</text:p>
        </text:list-item>
      </text:list>
      <text:p text:style-name="P17"/>
      <text:p text:style-name="P31">Ciudad importante por sus laboratorios de medicina, esta gente era orgulloosa y arrogante. El señor aparece como “el principio de la creación de Dios”. Esta iglesia era tibia</text:p>
      <text:p text:style-name="P31"/>
      <text:p text:style-name="P7"><text:span text:style-name="T17">Tibieza espiritual </text:span><text:span text:style-name="T20">V15-16 eres tibio, el señor de vomitará de su boca. Era un Raymundo </text:span></text:p>
      <text:p text:style-name="P31"/>
      <text:p text:style-name="P3"><text:span text:style-name="T20">Autosuficiente <text:s/></text:span><text:span text:style-name="T16">V17 <text:s/>pues lo tengo todo en esta tierra para que de Dios</text:span></text:p>
      <text:p text:style-name="P31"/>
      <text:p text:style-name="P3"><text:span text:style-name="T20">Ignorancia </text:span><text:span text:style-name="T16">al no saber su condición ante Dios </text:span></text:p>
      <text:p text:style-name="P31"/>
      <text:p text:style-name="P17">El gran consejo:</text:p>
      <text:p text:style-name="P17"/>
      <text:p text:style-name="P17">V18:</text:p>
      <text:list xml:id="list6056476912996562250" text:style-name="L4">
        <text:list-item>
          <text:p text:style-name="P15"><text:span text:style-name="T20">Oro refinado : </text:span><text:span text:style-name="T16">santidad interna</text:span></text:p>
        </text:list-item>
        <text:list-item>
          <text:p text:style-name="P15"><text:span text:style-name="T20">Vestiduras blancas: </text:span><text:span text:style-name="T16">rectitud práctica en la vida</text:span></text:p>
        </text:list-item>
        <text:list-item>
          <text:p text:style-name="P15"><text:span text:style-name="T20">Colirio: </text:span><text:span text:style-name="T16">iluminación del Espiritu Santo</text:span></text:p>
        </text:list-item>
      </text:list>
      <text:p text:style-name="P31"/>
      <text:p text:style-name="P31">Arrepientete V19</text:p>
      <text:p text:style-name="P31"/>
      <text:p text:style-name="P31">Abre tu corazón al señor, quita el orgullo </text:p>
      <text:p text:style-name="P31"/>
      <text:p text:style-name="P31"/>
      <text:p text:style-name="P31">Promesa :</text:p>
      <text:p text:style-name="P37"/>
      <text:p text:style-name="P11"><text:span text:style-name="T16">V21 </text:span><text:span text:style-name="T7">Al que venciere, le daré que se siente conmigo en mi trono, así como yo he vencido, y me he sentado con mi Padre en su trono</text:span></text:p>
      <text:p text:style-name="P38"/>
      <text:p text:style-name="P13">Conclusión</text:p>
      <text:p text:style-name="P13"/>
      <text:p text:style-name="P31">Quizas has tenido alguna mala actitud como alguna de estas iglesias: perdida del primer amor, sientes que ya no soportas la tribulación, en tu mente se estan jugando ideas; doctrinas que no son el sano evangelio, o peor aún aprendiendo falsas profesias, o eres un muerto espiritual , eres tibio , orgullosom autosuficiente pues hoy Cristo te llama al arrepentimiento por que el tiene grande recompensas para los que vencen.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Arial, 'Liberation Sans', FreeSans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s </meta:initial-creator>
    <meta:creation-date>2013-05-16T15:18:42</meta:creation-date>
    <dc:date>2013-05-17T00:22:05</dc:date>
    <dc:creator>marks </dc:creator>
    <meta:editing-duration>PT2H2M41S</meta:editing-duration>
    <meta:editing-cycles>7</meta:editing-cycles>
    <meta:generator>LibreOffice/4.0.2.2$Linux_X86_64 LibreOffice_project/400m0$Build-2</meta:generator>
    <meta:document-statistic meta:table-count="2" meta:image-count="0" meta:object-count="0" meta:page-count="4" meta:paragraph-count="93" meta:word-count="1137" meta:character-count="6464" meta:non-whitespace-character-count="5403"/>
  </office:meta>
</office:document-meta>
</file>